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officeooo:paragraph-rsid="00175f8e"/>
    </style:style>
    <style:style style:name="P2" style:family="paragraph" style:parent-style-name="Standard">
      <style:paragraph-properties fo:text-align="end" style:justify-single-word="false"/>
      <style:text-properties style:font-name="Ubuntu" officeooo:paragraph-rsid="00175f8e"/>
    </style:style>
    <style:style style:name="P3" style:family="paragraph" style:parent-style-name="Standard">
      <style:paragraph-properties fo:text-align="start" style:justify-single-word="false"/>
      <style:text-properties style:font-name="Ubuntu" fo:font-weight="bold" style:font-weight-asian="bold" style:font-weight-complex="bold"/>
    </style:style>
    <style:style style:name="P4" style:family="paragraph" style:parent-style-name="Standard">
      <style:paragraph-properties fo:line-height="150%" fo:text-align="center" style:justify-single-word="false"/>
      <style:text-properties style:font-name="Ubuntu" fo:font-weight="bold" style:font-weight-asian="bold" style:font-weight-complex="bold"/>
    </style:style>
    <style:style style:name="P5" style:family="paragraph" style:parent-style-name="Standard">
      <style:paragraph-properties fo:text-align="start" style:justify-single-word="false"/>
      <style:text-properties style:font-name="Ubuntu"/>
    </style:style>
    <style:style style:name="P6" style:family="paragraph" style:parent-style-name="Standard">
      <style:paragraph-properties fo:text-align="start" style:justify-single-word="false"/>
      <style:text-properties style:font-name="Ubuntu" officeooo:paragraph-rsid="001fc6d4"/>
    </style:style>
    <style:style style:name="P7" style:family="paragraph" style:parent-style-name="Standard">
      <style:paragraph-properties fo:line-height="150%" fo:text-align="center" style:justify-single-word="false"/>
      <style:text-properties style:font-name="Ubuntu"/>
    </style:style>
    <style:style style:name="P8" style:family="paragraph" style:parent-style-name="Standard">
      <style:paragraph-properties fo:line-height="150%" fo:text-align="start" style:justify-single-word="false"/>
      <style:text-properties style:font-name="Ubuntu"/>
    </style:style>
    <style:style style:name="P9" style:family="paragraph" style:parent-style-name="Standard" style:list-style-name="L1">
      <style:paragraph-properties fo:text-align="start" style:justify-single-word="false"/>
      <style:text-properties style:font-name="Ubuntu"/>
    </style:style>
    <style:style style:name="P10" style:family="paragraph" style:parent-style-name="Standard">
      <style:paragraph-properties fo:text-align="start" style:justify-single-word="false"/>
      <style:text-properties style:font-name="Ubuntu"/>
    </style:style>
    <style:style style:name="P11" style:family="paragraph" style:parent-style-name="Standard">
      <style:paragraph-properties fo:text-align="start" style:justify-single-word="false"/>
      <style:text-properties style:font-name="Ubuntu" officeooo:rsid="002131d7" officeooo:paragraph-rsid="002131d7"/>
    </style:style>
    <style:style style:name="P12" style:family="paragraph" style:parent-style-name="Standard">
      <style:paragraph-properties fo:text-align="start" style:justify-single-word="false"/>
      <style:text-properties style:font-name="Ubuntu" officeooo:rsid="00247f5c" officeooo:paragraph-rsid="00247f5c"/>
    </style:style>
    <style:style style:name="P13" style:family="paragraph" style:parent-style-name="Standard">
      <style:paragraph-properties fo:text-align="start" style:justify-single-word="false" fo:break-before="page"/>
      <style:text-properties style:font-name="Ubuntu" officeooo:rsid="00247f5c" officeooo:paragraph-rsid="00247f5c"/>
    </style:style>
    <style:style style:name="P14" style:family="paragraph" style:parent-style-name="Standard">
      <style:paragraph-properties fo:text-align="start" style:justify-single-word="false"/>
      <style:text-properties style:font-name="Ubuntu" officeooo:rsid="00251e02" officeooo:paragraph-rsid="00251e02"/>
    </style:style>
    <style:style style:name="T1" style:family="text">
      <style:text-properties officeooo:rsid="001fc6d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fo:background-color="#ffff00" loext:char-shading-value="0"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fc6d4"/>
    </style:style>
    <style:style style:name="T8" style:family="text">
      <style:text-properties fo:background-color="#ffff00" loext:char-shading-value="0"/>
    </style:style>
    <style:style style:name="T9" style:family="text">
      <style:text-properties officeooo:rsid="0020c531"/>
    </style:style>
    <style:style style:name="T10" style:family="text">
      <style:text-properties officeooo:rsid="00216ae0"/>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ECE/COMP 4720/6720 Introduction to Artificial Intelligence</text:p>
      <text:p text:style-name="P4">Project</text:p>
      <text:p text:style-name="P7"><text:span text:style-name="T2">Due</text:span>: Wednesday 4/26/2023 by 11:00 am.</text:p>
      <text:p text:style-name="P7"/>
      <text:p text:style-name="P7"><text:span text:style-name="T2">Submission instruction</text:span>: Do <text:span text:style-name="T3">not</text:span> email your submission to me. Upload your submission as a single ZIP<text:span text:style-name="T1"> </text:span>file<text:span text:style-name="T1"> </text:span>(containing report and code files) in the Canvas folder “Project” and submit.</text:p>
      <text:p text:style-name="P7">Name<text:span text:style-name="T1">: </text:span><text:span text:style-name="T7">Elliott Schwarzman</text:span><text:span text:style-name="T6"> </text:span><text:span text:style-name="T7"><text:tab/><text:tab/><text:tab/><text:tab/><text:tab/></text:span>U-number:<text:span text:style-name="T1"> </text:span><text:span text:style-name="T7">U00333903<text:tab/><text:tab/><text:tab/></text:span></text:p>
      <text:p text:style-name="P4"/>
      <text:p text:style-name="P4">Please write legibly and show all steps. State all assumptions clearly.</text:p>
      <text:p text:style-name="P8"/>
      <text:p text:style-name="P5">Consider the airport problem we discussed in Chapter 4 [ref. Slide #13 of Chapter 4]:</text:p>
      <text:p text:style-name="P5">Suppose we want to place <text:span text:style-name="T4">n</text:span> new airports anywhere in Romania, such that the sum of squared distances<text:span text:style-name="T1"> </text:span>from each city on the map [ref. Figure 3.2 in textbook] to its nearest airport is minimized. Note that I<text:span text:style-name="T1"> </text:span>replaced “three” with “<text:span text:style-name="T4">n</text:span>”. Compute the optimal locations of these <text:span text:style-name="T4">n</text:span> airports using genetic algorithm<text:span text:style-name="T1"> </text:span>(GA) and simulated annealing (SA). The algorithms should be used independently to solve the<text:span text:style-name="T1"> </text:span>problem.</text:p>
      <text:p text:style-name="P5"/>
      <text:p text:style-name="P5">Submit a report, including the following:</text:p>
      <text:list xml:id="list3375631014" text:style-name="L1">
        <text:list-item>
          <text:p text:style-name="P9">(5 points) Define the problem mathematically.</text:p>
        </text:list-item>
      </text:list>
      <text:p text:style-name="P5"/>
      <text:p text:style-name="P5"/>
      <text:p text:style-name="P5"/>
      <text:list xml:id="list220436373126168" text:continue-numbering="true" text:style-name="L1">
        <text:list-item>
          <text:p text:style-name="P9">(5+5 points) Define:</text:p>
          <text:list>
            <text:list-item>
              <text:p text:style-name="P9">the state representation of the problem used to solve using GA.</text:p>
            </text:list-item>
          </text:list>
        </text:list-item>
      </text:list>
      <text:p text:style-name="P5"/>
      <text:p text:style-name="P14">For the sake of efficiency, the solution to this problem will state space will consist of x,y coordinate pairs in a cartesian plane descretized to include only positive integers</text:p>
      <text:p text:style-name="P5"/>
      <text:list xml:id="list220436980001456" text:continue-numbering="true" text:style-name="L1">
        <text:list-item>
          <text:list>
            <text:list-item>
              <text:p text:style-name="P9">the state representation of the problem used to solve using SA.</text:p>
            </text:list-item>
          </text:list>
        </text:list-item>
        <text:list-item>
          <text:p text:style-name="P9">(5+5 points) Mathematically define the:</text:p>
          <text:list>
            <text:list-item>
              <text:p text:style-name="P9">fitness function for the problem for GA.</text:p>
            </text:list-item>
          </text:list>
        </text:list-item>
      </text:list>
      <text:p text:style-name="P5"/>
      <text:p text:style-name="P5"><draw:frame draw:style-name="fr1" draw:name="Object2" text:anchor-type="as-char" svg:y="-0.2437in" svg:width="1.6799in" svg:height="0.4083in" draw:z-index="1"><draw:object xlink:href="./Object 2" xlink:type="simple" xlink:show="embed" xlink:actuate="onLoad"/><draw:image xlink:href="./ObjectReplacements/Object 2" xlink:type="simple" xlink:show="embed" xlink:actuate="onLoad"/></draw:frame></text:p>
      <text:p text:style-name="P5"/>
      <text:list xml:id="list220436776983303" text:continue-numbering="true" text:style-name="L1">
        <text:list-item>
          <text:list>
            <text:list-item>
              <text:p text:style-name="P9">objective function for the problem for SA.</text:p>
            </text:list-item>
          </text:list>
        </text:list-item>
      </text:list>
      <text:p text:style-name="P5"/>
      <text:p text:style-name="P11"><draw:frame draw:style-name="fr1" draw:name="Object1" text:anchor-type="as-char" svg:y="-0.2807in" svg:width="4.0098in" svg:height="0.4634in" draw:z-index="0"><draw:object xlink:href="./Object 1" xlink:type="simple" xlink:show="embed" xlink:actuate="onLoad"/><draw:image xlink:href="./ObjectReplacements/Object 1" xlink:type="simple" xlink:show="embed" xlink:actuate="onLoad"/></draw:frame><text:span text:style-name="T10"><text:s/>which is the distance between N cities and their closest airport.</text:span></text:p>
      <text:p text:style-name="P11"><text:soft-page-break/></text:p>
      <text:p text:style-name="P12">The method proposed by the authors of the textbook, otherwise the same, omits taking the square root of these distances because it adds overhead and makes the problem non-differentiable.</text:p>
      <text:p text:style-name="P5"/>
      <text:list xml:id="list220435952750440" text:continue-numbering="true" text:style-name="L1">
        <text:list-item>
          <text:p text:style-name="P9">(30+30 points) Compare the two algorithms using:</text:p>
          <text:list>
            <text:list-item>
              <text:p text:style-name="P9">the accuracy of your solution. See important instructions below.</text:p>
            </text:list-item>
            <text:list-item>
              <text:p text:style-name="P9">the time (in seconds) required to reach convergence. Show convergence plot for each<text:span text:style-name="T1"> </text:span>algorithm.<text:span text:style-name="T1"> </text:span>Calculate time taken using an in-built function (e.g., “tic toc” in Matlab). See<text:span text:style-name="T1"> </text:span>important instructions below.</text:p>
            </text:list-item>
          </text:list>
        </text:list-item>
      </text:list>
      <text:p text:style-name="P5"/>
      <text:p text:style-name="P5">The input to your GA and SA functions should be 2D coordinates (x,y) of <text:span text:style-name="T4">N</text:span> cities, and an integer <text:span text:style-name="T4">n</text:span> which<text:span text:style-name="T1"> </text:span>is the number of airports to be placed. <text:span text:style-name="T8">Assume 1000 &lt; </text:span><text:span text:style-name="T5">N</text:span><text:span text:style-name="T8"> &lt; 10000, and 3 ≤ </text:span><text:span text:style-name="T5">n</text:span><text:span text:style-name="T8"> ≤ 10</text:span>. Code the functions in<text:span text:style-name="T1"> </text:span>such a way that I can experiment with different <text:span text:style-name="T4">N</text:span> and <text:span text:style-name="T4">n</text:span>.</text:p>
      <text:p text:style-name="P5"/>
      <text:p text:style-name="P5">As you can see, this assignment is very similar to HW2, where you wrote the code to solve the TSP using<text:span text:style-name="T1"> </text:span>GA and SA. In this project, the emphasis will be on the rigorous comparison of GA and SA (#4 above). In<text:span text:style-name="T1"> </text:span>order to do that, run your code for 1000 different inputs varying the locations of the <text:span text:style-name="T4">N</text:span> cities and <text:span text:style-name="T4">n</text:span>. To<text:span text:style-name="T1"> </text:span>do so, write a for-loop that runs for 1000 iterations. In each iteration, randomly generate the integers <text:span text:style-name="T4">N</text:span><text:span text:style-name="T1"> </text:span>and <text:span text:style-name="T4">n</text:span> such that <text:span text:style-name="T4">N</text:span> &gt; <text:span text:style-name="T4">n</text:span>, and the coordinates of the <text:span text:style-name="T4">N</text:span> cities within certain upper and lower limit (e.g.,<text:span text:style-name="T1"> </text:span>between 0 and 100). Then compute the optimal airport locations using GA and SA for those cities and n.</text:p>
      <text:p text:style-name="P5"/>
      <text:p text:style-name="P5">Define the accuracy of your solution after each of the 1000 iterations as:</text:p>
      <text:p text:style-name="P6">(Sum of the distance between each of the <text:span text:style-name="T4">N</text:span> cities and its nearest airport) / (<text:span text:style-name="T4">N</text:span> × <text:span text:style-name="T4">n</text:span>)</text:p>
      <text:p text:style-name="P6">For the final accuracy, report the mean and standard deviation of the accuracies over the 1000<text:span text:style-name="T1"> </text:span>iterations.</text:p>
      <text:p text:style-name="P6"/>
      <text:p text:style-name="P6">Define the time to compute your solution after each of the 1000 iterations as:</text:p>
      <text:p text:style-name="P5">(Time to compute the solution) / (<text:span text:style-name="T4">N</text:span> × <text:span text:style-name="T4">n</text:span>)</text:p>
      <text:p text:style-name="P5">For the final time, report the mean and standard deviation of the times over the 1000 iterations.</text:p>
      <text:p text:style-name="P5"/>
      <text:p text:style-name="P5">For convergence plot in your report, here will be two figures. Plot the 1000 convergence plots for GA in<text:span text:style-name="T1"> </text:span>one figure, and the 1000 convergence plots for SA in another figure.</text:p>
      <text:p text:style-name="P5"/>
      <text:p text:style-name="P5">Feel free to use any language for coding. Python and Matlab might be more useful though. Submit all</text:p>
      <text:p text:style-name="P5">code so that your reported results can be reproduced at my end. Strictly follow the submission<text:span text:style-name="T1"> </text:span>procedure stated above.</text:p>
      <text:p text:style-name="P5"/>
      <text:p text:style-name="P3">Useful functions in Matlab:</text:p>
      <text:p text:style-name="P5">simulannealbnd : https://www.mathworks.com/help/gads/simulannealbnd.htm<text:span text:style-name="T9">l</text:span></text:p>
      <text:p text:style-name="P5">ga : https://www.mathworks.com/help/gads/ga.html</text:p>
      <text:p text:style-name="P13">Determine clusters separately? Wouldn't this just be the same as checking every city's straight line distance to every airport and only using the minimum distance, and then adding up the sum of those minimum distances?</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MP1" style:family="paragraph" style:parent-style-name="Standard">
      <style:text-properties style:font-name="Ubuntu" officeooo:paragraph-rsid="00175f8e"/>
    </style:style>
    <style:style style:name="MP2" style:family="paragraph" style:parent-style-name="Standard">
      <style:paragraph-properties fo:text-align="end" style:justify-single-word="false"/>
      <style:text-properties style:font-name="Ubuntu" officeooo:paragraph-rsid="00175f8e"/>
    </style:style>
    <style:style style:name="MT1" style:family="text">
      <style:text-properties officeooo:rsid="001fc6d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row>
            <table:table-cell table:style-name="Table1.A1" office:value-type="string">
              <text:p text:style-name="MP1">Spring 2023</text:p>
            </table:table-cell>
            <table:table-cell table:style-name="Table1.A1" office:value-type="string">
              <text:p text:style-name="MP2">Total points: <text:span text:style-name="MT1">85</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00:22:57.346721192</meta:creation-date>
    <dc:date>2023-04-21T22:04:35.575385590</dc:date>
    <meta:editing-duration>PT3H58M37S</meta:editing-duration>
    <meta:editing-cycles>7</meta:editing-cycles>
    <meta:generator>LibreOffice/7.3.7.2$Linux_X86_64 LibreOffice_project/30$Build-2</meta:generator>
    <meta:document-statistic meta:table-count="1" meta:image-count="0" meta:object-count="2" meta:page-count="3" meta:paragraph-count="40" meta:word-count="706" meta:character-count="4171" meta:non-whitespace-character-count="3505"/>
  </office:meta>
</office:document-meta>
</file>

<file path=Object 1/content.xml><?xml version="1.0" encoding="utf-8"?>
<math xmlns="http://www.w3.org/1998/Math/MathML" display="block">
  <semantics>
    <mrow>
      <mi mathvariant="italic">cost</mi>
      <mrow>
        <mrow>
          <mo fence="true" form="prefix" stretchy="false">(</mo>
          <mrow>
            <mi>N</mi>
          </mrow>
          <mo fence="true" form="postfix" stretchy="false">)</mo>
        </mrow>
        <mo stretchy="false">=</mo>
        <mi>f</mi>
      </mrow>
      <mrow>
        <mrow>
          <mo fence="true" form="prefix" stretchy="false">(</mo>
          <mrow>
            <mrow>
              <msub>
                <mi>x</mi>
                <mn>1</mn>
              </msub>
              <mi>,</mi>
              <msub>
                <mi>y</mi>
                <mn>1</mn>
              </msub>
              <mi>,</mi>
              <mn>...</mn>
              <mi>,</mi>
              <msub>
                <mi>x</mi>
                <mi>n</mi>
              </msub>
              <mi>,</mi>
              <msub>
                <mi>y</mi>
                <mi>n</mi>
              </msub>
            </mrow>
          </mrow>
          <mo fence="true" form="postfix" stretchy="false">)</mo>
        </mrow>
        <mo stretchy="false">=</mo>
        <mrow>
          <munderover>
            <mo stretchy="false">∑</mo>
            <mrow>
              <mi>i</mi>
              <mo stretchy="false">=</mo>
              <mn>1</mn>
            </mrow>
            <mi>n</mi>
          </munderover>
          <mrow>
            <munder>
              <mo stretchy="false">∑</mo>
              <mrow>
                <mi>c</mi>
                <mi mathvariant="normal">∈</mi>
                <msub>
                  <mi>C</mi>
                  <mi>i</mi>
                </msub>
              </mrow>
            </munder>
            <msqrt>
              <mrow>
                <msup>
                  <mrow>
                    <mo fence="true" form="prefix" stretchy="false">(</mo>
                    <mrow>
                      <mrow>
                        <msub>
                          <mi>x</mi>
                          <mi>i</mi>
                        </msub>
                        <mo stretchy="false">−</mo>
                        <msub>
                          <mi>x</mi>
                          <mi>c</mi>
                        </msub>
                      </mrow>
                    </mrow>
                    <mo fence="true" form="postfix" stretchy="false">)</mo>
                  </mrow>
                  <mn>2</mn>
                </msup>
                <mo stretchy="false">+</mo>
                <msup>
                  <mrow>
                    <mo fence="true" form="prefix" stretchy="false">(</mo>
                    <mrow>
                      <mrow>
                        <msub>
                          <mi>y</mi>
                          <mi>i</mi>
                        </msub>
                        <mo stretchy="false">−</mo>
                        <msub>
                          <mi>y</mi>
                          <mi>c</mi>
                        </msub>
                      </mrow>
                    </mrow>
                    <mo fence="true" form="postfix" stretchy="false">)</mo>
                  </mrow>
                  <mn>2</mn>
                </msup>
              </mrow>
            </msqrt>
          </mrow>
        </mrow>
      </mrow>
    </mrow>
    <annotation encoding="StarMath 5.0">cost(N)=f(x_1, y_1, ..., x_n, y_n)=sum from{i=1} to{n} sum from{c %element C_i} sqrt{ (x_i-x_c)^2+(y_i-y_c)^2 }</annotation>
  </semantics>
</math>
</file>

<file path=Object 2/content.xml><?xml version="1.0" encoding="utf-8"?>
<math xmlns="http://www.w3.org/1998/Math/MathML" display="block">
  <semantics>
    <mrow>
      <mi mathvariant="italic">objective</mi>
      <mrow>
        <mrow>
          <mo fence="true" form="prefix" stretchy="false">(</mo>
          <mrow>
            <mi>N</mi>
          </mrow>
          <mo fence="true" form="postfix" stretchy="false">)</mo>
        </mrow>
        <mo stretchy="false">=</mo>
        <mfrac>
          <mn>1</mn>
          <mrow>
            <mi mathvariant="italic">cost</mi>
            <mrow>
              <mo fence="true" form="prefix" stretchy="false">(</mo>
              <mrow>
                <mi>N</mi>
              </mrow>
              <mo fence="true" form="postfix" stretchy="false">)</mo>
            </mrow>
          </mrow>
        </mfrac>
      </mrow>
    </mrow>
    <annotation encoding="StarMath 5.0">objective(N)=1 over {cost(N)}</annotation>
  </semantics>
</math>
</file>